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=====</text:span></text:p>
      <text:p text:style-name="P1"><text:span text:style-name="T1"><text:tab/><text:tab/><text:tab/><text:tab/>Handling the Exceptions</text:span></text:p>
      <text:p text:style-name="P1"><text:span text:style-name="T1"><text:tab/><text:tab/>==============================================</text:span></text:p>
      <text:p text:style-name="P1"><text:span text:style-name="T1">=&gt;Handling the Exceptions <text:s/>are nothing converting Technical Error Messages into </text:span></text:p>
      <text:p text:style-name="P1"><text:span text:style-name="T1"><text:s text:c="3"/>User-Freindly Error Messages.</text:span></text:p>
      <text:p text:style-name="P1"><text:span text:style-name="T1">=&gt;For handling the exceptions in python, we have 5 keywords. They are</text:span></text:p>
      <text:p text:style-name="P1"><text:span text:style-name="T1"><text:tab/><text:tab/><text:tab/></text:span></text:p>
      <text:p text:style-name="P1"><text:span text:style-name="T1"><text:tab/><text:tab/><text:tab/>1. try</text:span></text:p>
      <text:p text:style-name="P1"><text:span text:style-name="T1"><text:tab/><text:tab/><text:tab/>2. except</text:span></text:p>
      <text:p text:style-name="P1"><text:span text:style-name="T1"><text:tab/><text:tab/><text:tab/>3. else</text:span></text:p>
      <text:p text:style-name="P1"><text:span text:style-name="T1"><text:tab/><text:tab/><text:tab/>4. finally</text:span></text:p>
      <text:p text:style-name="P1"><text:span text:style-name="T1"><text:tab/><text:tab/><text:tab/>5. raise</text:span></text:p>
      <text:p text:style-name="P1"><text:span text:style-name="T1">-------------------------------------------------------------------------------------------------------------------------</text:span></text:p>
      <text:p text:style-name="P1"><text:span text:style-name="T1">Syntax for Handling the Exceptions</text:span></text:p>
      <text:p text:style-name="P1"><text:span text:style-name="T1">-------------------------------------------------------------------------------------------------------------------------</text:span></text:p>
      <text:p text:style-name="P1"><text:span text:style-name="T1"><text:tab/>try:</text:span></text:p>
      <text:p text:style-name="P1"><text:span text:style-name="T1"><text:tab/> <text:s text:c="4"/>Block of Statements</text:span></text:p>
      <text:p text:style-name="P1"><text:span text:style-name="T1"><text:tab/> <text:s text:c="4"/>Generating Exceptions</text:span></text:p>
      <text:p text:style-name="P1"><text:span text:style-name="T1"><text:tab/>except &lt;exception class name-1&gt;:</text:span></text:p>
      <text:p text:style-name="P1"><text:span text:style-name="T1"><text:tab/> <text:s text:c="5"/>Block of Statemets generates</text:span></text:p>
      <text:p text:style-name="P1"><text:span text:style-name="T1"><text:tab/> <text:s text:c="5"/>User-Friendly Error Message</text:span></text:p>
      <text:p text:style-name="P1"><text:span text:style-name="T1"><text:tab/>except &lt;exception class name-2&gt;:</text:span></text:p>
      <text:p text:style-name="P1"><text:span text:style-name="T1"><text:tab/> <text:s text:c="5"/>Block of Statemets generates</text:span></text:p>
      <text:p text:style-name="P1"><text:span text:style-name="T1"><text:tab/> <text:s text:c="5"/>User-Friendly Error Message</text:span></text:p>
      <text:p text:style-name="P1"><text:span text:style-name="T1"><text:tab/>--------------------------------------------</text:span></text:p>
      <text:p text:style-name="P1"><text:soft-page-break/><text:span text:style-name="T1"><text:tab/>except &lt;exception class name-n&gt;:</text:span></text:p>
      <text:p text:style-name="P1"><text:span text:style-name="T1"><text:tab/> <text:s text:c="5"/>Block of Statemets generates</text:span></text:p>
      <text:p text:style-name="P1"><text:span text:style-name="T1"><text:tab/> <text:s text:c="5"/>User-Friendly Error Message</text:span></text:p>
      <text:p text:style-name="P1"><text:span text:style-name="T1"><text:tab/>else:<text:tab/></text:span></text:p>
      <text:p text:style-name="P1"><text:span text:style-name="T1"><text:tab/> <text:s text:c="5"/>Block of Statemets generates</text:span></text:p>
      <text:p text:style-name="P1"><text:span text:style-name="T1"><text:tab/> <text:s text:c="5"/>Results</text:span></text:p>
      <text:p text:style-name="P1"><text:span text:style-name="T1"><text:tab/>finally:</text:span></text:p>
      <text:p text:style-name="P1"><text:span text:style-name="T1"><text:tab/> <text:s text:c="5"/>Block of Statemets executes </text:span></text:p>
      <text:p text:style-name="P1"><text:span text:style-name="T1"><text:tab/> <text:s text:c="5"/>Compulsorily</text:span></text:p>
      <text:p text:style-name="P1"><text:span text:style-name="T1">------------------------------------------------------------------------------------------------------------------------</text:span></text:p>
      <text:p text:style-name="P1"><text:span text:style-name="T1">1) try block</text:span></text:p>
      <text:p text:style-name="P1"><text:span text:style-name="T1">------------------------------------------------------------------------------------------------------------------------</text:span></text:p>
      <text:p text:style-name="P1"><text:span text:style-name="T1">1) This is block, in which we write block of statements generating <text:s/>exceptions. In </text:span></text:p>
      <text:p text:style-name="P1"><text:span text:style-name="T1"><text:s text:c="4"/>otherwords what are all the statements are generating exceptions those statements must written within try block and hence try block is called exception monitering Block.</text:span></text:p>
      <text:p text:style-name="P1"><text:span text:style-name="T1">2) When an exception occurs in try block then PVM comes out of try block and executes </text:span></text:p>
      <text:p text:style-name="P1"><text:span text:style-name="T1"><text:s text:c="4"/>appropriate <text:s/>except block and generates User-Friendly Error Message.</text:span></text:p>
      <text:p text:style-name="P1"><text:span text:style-name="T1">3) After executing appropriate <text:s/>except block , PVM never goes to try block to execute rest of </text:span></text:p>
      <text:p text:style-name="P1"><text:span text:style-name="T1"><text:s text:c="4"/>the statements in try block.</text:span></text:p>
      <text:p text:style-name="P1"><text:span text:style-name="T1">4) Every try block must be immediately followed by except <text:s/>block (otherwise we get syntax </text:span></text:p>
      <text:p text:style-name="P1"><text:span text:style-name="T1"><text:s text:c="4"/>error)</text:span></text:p>
      <text:p text:style-name="P1"><text:span text:style-name="T1">5) Every try block contain atleast one except block. It is always recommeded to write </text:span></text:p>
      <text:p text:style-name="P1"><text:span text:style-name="T1"><text:s text:c="4"/>multiple except blocks for generating multiple user-friendly error meassges for making application robust.</text:span></text:p>
      <text:p text:style-name="P1"><text:span text:style-name="T1">-------------------------------------------------------------------------------------------------------------------------</text:span></text:p>
      <text:p text:style-name="P1"><text:span text:style-name="T1">2) except block</text:span></text:p>
      <text:p text:style-name="P1"><text:span text:style-name="T1">------------------------------------------------------------------------------------------------------------------------</text:span></text:p>
      <text:p text:style-name="P1"><text:span text:style-name="T1">1) This is the block, In which we write <text:s/>Block of Statemets generates User-Friendly Error </text:span></text:p>
      <text:p text:style-name="P1"><text:soft-page-break/><text:span text:style-name="T1"><text:s text:c="4"/>Message. In otherwords, except supresses Technical Error Messages and generates User-Friendly Error Messages and except block is called Exception Processing Block.</text:span></text:p>
      <text:p text:style-name="P1"><text:span text:style-name="T1"><text:tab/>NOTE: Handling Exception=try block + except block</text:span></text:p>
      <text:p text:style-name="P1"><text:span text:style-name="T1">2) except block will execute when there is an exception occurs in try block.</text:span></text:p>
      <text:p text:style-name="P1"><text:span text:style-name="T1">3) Even we write multiple except blocks, PVM will execute only one except block depends </text:span></text:p>
      <text:p text:style-name="P1"><text:span text:style-name="T1"><text:s text:c="4"/>type of exception occurs in try block.</text:span></text:p>
      <text:p text:style-name="P1"><text:span text:style-name="T1">4) The place of writing except block is after try block and before else block (if else block </text:span></text:p>
      <text:p text:style-name="P1"><text:span text:style-name="T1"><text:s text:c="4"/>present)</text:span></text:p>
      <text:p text:style-name="P1"><text:span text:style-name="T1">------------------------------------------------------------------------------------------------------------------------</text:span></text:p>
      <text:p text:style-name="P1"><text:span text:style-name="T1">3) else block</text:span></text:p>
      <text:p text:style-name="P1"><text:span text:style-name="T1">------------------------------------------------------------------------------------------------------------------------</text:span></text:p>
      <text:p text:style-name="P1"><text:span text:style-name="T1">1) This is the block, In which we write <text:s/>Block of Statemets displays Result of the program </text:span></text:p>
      <text:p text:style-name="P2"/>
      <text:p text:style-name="P1"><text:span text:style-name="T1">2) else block will execute where there is no exception in try block</text:span></text:p>
      <text:p text:style-name="P2"/>
      <text:p text:style-name="P1"><text:span text:style-name="T1">3) <text:s/>writing else block is optional</text:span></text:p>
      <text:p text:style-name="P2"/>
      <text:p text:style-name="P1"><text:span text:style-name="T1">4) The place of writing else is that after except block and before finally (if finally block </text:span></text:p>
      <text:p text:style-name="P1"><text:span text:style-name="T1"><text:s text:c="4"/>present) </text:span></text:p>
      <text:p text:style-name="P1"><text:span text:style-name="T1">-------------------------------------------------------------------------------------------------------------------------</text:span></text:p>
      <text:p text:style-name="P1"><text:span text:style-name="T1">4) finally block</text:span></text:p>
      <text:p text:style-name="P1"><text:span text:style-name="T1">------------------------------------------------------------------------------------------------------------------------</text:span></text:p>
      <text:p text:style-name="P1"><text:span text:style-name="T1">1) This is the block, In which we write <text:s/>Block of Statemets which are Reliquinshing (release </text:span></text:p>
      <text:p text:style-name="P1"><text:span text:style-name="T1"><text:s text:c="4"/>/ close / give-up/ clean-up) the reasources(Files, databases) which are obtained in try block.</text:span></text:p>
      <text:p text:style-name="P2"/>
      <text:p text:style-name="P1"><text:span text:style-name="T1">2) finally block will execute compulsorily irrespective wether the exception occurs or not.</text:span></text:p>
      <text:p text:style-name="P2"/>
      <text:p text:style-name="P1"><text:soft-page-break/><text:span text:style-name="T1">3) Writing finally block is optional</text:span></text:p>
      <text:p text:style-name="P2"/>
      <text:p text:style-name="P1"><text:span text:style-name="T1">4) The place of Writing finally block is after else <text:s/>block (if else block)</text:span></text:p>
      <text:p text:style-name="P1"><text:span text:style-name="T1">-------------------------------------------------------------------------------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5" meta:word-count="465" meta:character-count="4447" meta:non-whitespace-character-count="3872"/>
    <meta:generator>LibreOfficeDev/6.0.5.2$Linux_X86_64 LibreOffice_project/</meta:generator>
  </office:meta>
</office:document-meta>
</file>